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5cm" fo:min-width="1.6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0.8cm"/>
    </style:style>
    <style:style style:name="gr4" style:family="graphic" style:parent-style-name="standard">
      <style:graphic-properties draw:stroke="none" draw:fill="none" fo:min-height="0.9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83cm" fo:min-width="2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79cm" fo:min-width="1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22cm" fo:min-width="0.8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79cm" fo:min-width="0.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18cm" fo:min-width="1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76cm" fo:min-width="0.9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08cm" fo:min-width="0.91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28cm" fo:min-width="1.05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58cm" fo:min-width="0.84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28cm" fo:min-width="1.55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58cm" fo:min-width="1.12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88cm" fo:min-width="1.05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cm" fo:min-width="0.84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12cm" fo:min-width="1.62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cm" fo:min-width="1.83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7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28cm" fo:min-width="0.91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0.91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28cm" fo:min-width="0.98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4cm" fo:min-width="1.3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7cm" fo:min-width="1.55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45cm" fo:min-width="5.8cm"/>
      <style:paragraph-properties style:writing-mode="lr-tb"/>
    </style:style>
    <style:style style:name="gr29" style:family="graphic" style:parent-style-name="standard">
      <style:graphic-properties draw:stroke="none" draw:fill="none" fo:min-height="0.7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216cm"/>
    </style:style>
    <style:style style:name="co1" style:family="table-column">
      <style:table-column-properties style:column-width="1.792cm" style:use-optimal-column-width="false"/>
    </style:style>
    <style:style style:name="co2" style:family="table-column">
      <style:table-column-properties style:column-width="3.108cm" style:use-optimal-column-width="false"/>
    </style:style>
    <style:style style:name="co3" style:family="table-column">
      <style:table-column-properties style:column-width="2.335cm" style:use-optimal-column-width="false"/>
    </style:style>
    <style:style style:name="co4" style:family="table-column">
      <style:table-column-properties style:column-width="2.964cm" style:use-optimal-column-width="false"/>
    </style:style>
    <style:style style:name="co5" style:family="table-column">
      <style:table-column-properties style:column-width="1.349cm" style:use-optimal-column-width="false"/>
    </style:style>
    <style:style style:name="co6" style:family="table-column">
      <style:table-column-properties style:column-width="2.576cm" style:use-optimal-column-width="false"/>
    </style:style>
    <style:style style:name="co7" style:family="table-column">
      <style:table-column-properties style:column-width="1.801cm" style:use-optimal-column-width="false"/>
    </style:style>
    <style:style style:name="co8" style:family="table-column">
      <style:table-column-properties style:column-width="2.973cm" style:use-optimal-column-width="false"/>
    </style:style>
    <style:style style:name="co9" style:family="table-column">
      <style:table-column-properties style:column-width="1.761cm" style:use-optimal-column-width="false"/>
    </style:style>
    <style:style style:name="co10" style:family="table-column">
      <style:table-column-properties style:column-width="3.969cm" style:use-optimal-column-width="false"/>
    </style:style>
    <style:style style:name="co11" style:family="table-column">
      <style:table-column-properties style:column-width="1.842cm" style:use-optimal-column-width="false"/>
    </style:style>
    <style:style style:name="co12" style:family="table-column">
      <style:table-column-properties style:column-width="2.742cm" style:use-optimal-column-width="false"/>
    </style:style>
    <style:style style:name="co13" style:family="table-column">
      <style:table-column-properties style:column-width="2.117cm" style:use-optimal-column-width="false"/>
    </style:style>
    <style:style style:name="co14" style:family="table-column">
      <style:table-column-properties style:column-width="4.966cm" style:use-optimal-column-width="false"/>
    </style:style>
    <style:style style:name="co15" style:family="table-column">
      <style:table-column-properties style:column-width="7.657cm" style:use-optimal-column-width="false"/>
    </style:style>
    <style:style style:name="co16" style:family="table-column">
      <style:table-column-properties style:column-width="7.583cm" style:use-optimal-column-width="false"/>
    </style:style>
    <style:style style:name="co17" style:family="table-column">
      <style:table-column-properties style:column-width="8.405cm" style:use-optimal-column-width="false"/>
    </style:style>
    <style:style style:name="co18" style:family="table-column">
      <style:table-column-properties style:column-width="6.483cm" style:use-optimal-column-width="false"/>
    </style:style>
    <style:style style:name="co19" style:family="table-column">
      <style:table-column-properties style:column-width="6.115cm" style:use-optimal-column-width="false"/>
    </style:style>
    <style:style style:name="co20" style:family="table-column">
      <style:table-column-properties style:column-width="7.9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07cm" style:use-optimal-row-height="false"/>
    </style:style>
    <style:style style:name="ro3" style:family="table-row">
      <style:table-row-properties style:row-height="1.006cm" style:use-optimal-row-height="false"/>
    </style:style>
    <style:style style:name="ro4" style:family="table-row">
      <style:table-row-properties style:row-height="1.219cm" style:use-optimal-row-height="false"/>
    </style:style>
    <style:style style:name="ro5" style:family="table-row">
      <style:table-row-properties style:row-height="1.218cm" style:use-optimal-row-height="false"/>
    </style:style>
    <style:style style:name="ro6" style:family="table-row">
      <style:table-row-properties style:row-height="1.186cm" style:use-optimal-row-height="false"/>
    </style:style>
    <style:style style:name="ro7" style:family="table-row">
      <style:table-row-properties style:row-height="1.05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87cm" style:use-optimal-row-height="false"/>
    </style:style>
    <style:style style:name="ro10" style:family="table-row">
      <style:table-row-properties style:row-height="3.018cm" style:use-optimal-row-height="false"/>
    </style:style>
    <style:style style:name="ro11" style:family="table-row">
      <style:table-row-properties style:row-height="2.064cm" style:use-optimal-row-height="false"/>
    </style:style>
    <style:style style:name="ro12" style:family="table-row">
      <style:table-row-properties style:row-height="2.099cm" style:use-optimal-row-height="false"/>
    </style:style>
    <style:style style:name="ro13" style:family="table-row">
      <style:table-row-properties style:row-height="1.015cm" style:use-optimal-row-height="false"/>
    </style:style>
    <style:style style:name="ro14" style:family="table-row">
      <style:table-row-properties style:row-height="2.026cm" style:use-optimal-row-height="false"/>
    </style:style>
    <style:style style:name="ro15" style:family="table-row">
      <style:table-row-properties style:row-height="2.029cm" style:use-optimal-row-height="false"/>
    </style:style>
    <style:style style:name="ro16" style:family="table-row">
      <style:table-row-properties style:row-height="-0.847cm" style:use-optimal-row-height="false"/>
    </style:style>
    <style:style style:name="ro17" style:family="table-row">
      <style:table-row-properties style:row-height="4.067cm" style:use-optimal-row-height="false"/>
    </style:style>
    <style:style style:name="ro18" style:family="table-row">
      <style:table-row-properties style:row-height="2.001cm" style:use-optimal-row-height="false"/>
    </style:style>
    <style:style style:name="ro19" style:family="table-row">
      <style:table-row-properties style:row-height="1.891cm" style:use-optimal-row-height="false"/>
    </style:style>
    <style:style style:name="ro20" style:family="table-row">
      <style:table-row-properties style:row-height="0.935cm" style:use-optimal-row-height="false"/>
    </style:style>
    <style:style style:name="ro21" style:family="table-row">
      <style:table-row-properties style:row-height="1.861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font-name="Liberation Sans" fo:font-size="18pt" style:letter-kerning="true" style:font-name-asian="Noto Sans CJK SC" style:font-size-asian="18pt" style:font-name-complex="Noto Sans CJK SC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1cm" svg:height="1.635cm" svg:x="8.3cm" svg:y="8.84cm">
          <text:p text:style-name="P1">课程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4cm" svg:y1="9.8cm" svg:x2="14.1cm" svg:y2="9.8cm">
          <text:p/>
        </draw:line>
        <draw:custom-shape draw:style-name="gr3" draw:text-style-name="P3" draw:layer="layout" svg:width="2.6cm" svg:height="2.287cm" svg:x="14.1cm" svg:y="8.6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772cm" svg:height="1.227cm" svg:x="14.5cm" svg:y="9.073cm">
          <draw:text-box>
            <text:p>计划</text:p>
          </draw:text-box>
        </draw:frame>
        <draw:custom-shape draw:style-name="gr5" draw:text-style-name="P1" draw:layer="layout" svg:width="2.5cm" svg:height="1.533cm" svg:x="20.4cm" svg:y="9.067cm">
          <text:p text:style-name="P1">班级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7cm" svg:y1="9.8cm" svg:x2="20.4cm" svg:y2="9.8cm">
          <text:p text:style-name="P3">n</text:p>
        </draw:line>
        <draw:custom-shape draw:style-name="gr7" draw:text-style-name="P1" draw:layer="layout" svg:width="2cm" svg:height="1.329cm" svg:x="8.3cm" svg:y="2.4cm">
          <text:p text:style-name="P1">老师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.943cm" svg:x="8cm" svg:y="5.568cm">
          <text:p text:style-name="P1">任课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6" draw:layer="layout" svg:x1="9.3cm" svg:y1="3.729cm" svg:x2="9.3cm" svg:y2="5.569cm">
          <text:p/>
        </draw:line>
        <draw:line draw:style-name="gr9" draw:text-style-name="P6" draw:layer="layout" svg:x1="9.3cm" svg:y1="7.409cm" svg:x2="9.3cm" svg:y2="8.84cm">
          <text:p/>
        </draw:line>
        <draw:custom-shape draw:style-name="gr10" draw:text-style-name="P1" draw:layer="layout" svg:width="2.8cm" svg:height="1.655cm" svg:x="7.8cm" svg:y="12.723cm">
          <text:p text:style-name="P1">选课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6" draw:layer="layout" svg:x1="9.2cm" svg:y1="10.483cm" svg:x2="9.2cm" svg:y2="12.723cm">
          <text:p/>
        </draw:line>
        <draw:custom-shape draw:style-name="gr11" draw:text-style-name="P1" draw:layer="layout" svg:width="2.2cm" svg:height="1.168cm" svg:x="8.1cm" svg:y="15.937cm">
          <text:p text:style-name="P1">学生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cm" svg:y1="14.378cm" svg:x2="9.2cm" svg:y2="15.936cm">
          <text:p/>
        </draw:line>
        <draw:custom-shape draw:style-name="gr12" draw:text-style-name="P1" draw:layer="layout" svg:width="2.1cm" svg:height="1.168cm" svg:x="2.8cm" svg:y="14.732cm">
          <text:p text:style-name="P1">学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1.072cm" svg:x="2.8cm" svg:y="16.1cm">
          <text:p text:style-name="P1">姓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4.9cm" svg:y1="15.352cm" svg:x2="8.1cm" svg:y2="16.228cm">
          <text:p/>
        </draw:line>
        <draw:line draw:style-name="gr9" draw:text-style-name="P6" draw:layer="layout" svg:x1="4.8cm" svg:y1="16.7cm" svg:x2="8.1cm" svg:y2="16.7cm">
          <text:p/>
        </draw:line>
        <draw:custom-shape draw:style-name="gr14" draw:text-style-name="P1" draw:layer="layout" svg:width="2.2cm" svg:height="1.1cm" svg:x="2.8cm" svg:y="18cm">
          <text:p text:style-name="P1">姓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8.1cm" svg:y1="17.1cm" svg:x2="5cm" svg:y2="18.5cm">
          <text:p/>
        </draw:line>
        <draw:custom-shape draw:style-name="gr15" draw:text-style-name="P1" draw:layer="layout" svg:width="1.9cm" svg:height="1cm" svg:x="4.8cm" svg:y="11.5cm">
          <text:p text:style-name="P1">学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9cm" svg:height="1.1cm" svg:x="4.1cm" svg:y="13.2cm">
          <text:p text:style-name="P1">结课日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553cm" svg:y1="12.2cm" svg:x2="8.553cm" svg:y2="13.1cm">
          <text:p/>
        </draw:line>
        <draw:line draw:style-name="gr9" draw:text-style-name="P6" draw:layer="layout" svg:x1="7cm" svg:y1="13.8cm" svg:x2="8.1cm" svg:y2="13.7cm">
          <text:p/>
        </draw:line>
        <draw:custom-shape draw:style-name="gr17" draw:text-style-name="P1" draw:layer="layout" svg:width="2.3cm" svg:height="1cm" svg:x="2.9cm" svg:y="8.3cm">
          <text:p text:style-name="P1">编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2cm" svg:height="0.9cm" svg:x="3.3cm" svg:y="10cm">
          <text:p text:style-name="P1">名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1cm" svg:y1="8.9cm" svg:x2="8.3cm" svg:y2="9.3cm">
          <text:p/>
        </draw:line>
        <draw:line draw:style-name="gr9" draw:text-style-name="P6" draw:layer="layout" svg:x1="5.5cm" svg:y1="10.4cm" svg:x2="8.3cm" svg:y2="9.8cm">
          <text:p/>
        </draw:line>
        <draw:custom-shape draw:style-name="gr19" draw:text-style-name="P1" draw:layer="layout" svg:width="1.9cm" svg:height="1.2cm" svg:x="12cm" svg:y="7.3cm">
          <text:p text:style-name="P1">学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3cm" svg:height="1.5cm" svg:x="13.8cm" svg:y="6.2cm">
          <text:p text:style-name="P1">考核方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3.3cm" svg:height="1.2cm" svg:x="16.6cm" svg:y="7.2cm">
          <text:p text:style-name="P1">开课日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7cm" svg:y1="8.294cm" svg:x2="14.811cm" svg:y2="9.2cm">
          <text:p/>
        </draw:line>
        <draw:line draw:style-name="gr9" draw:text-style-name="P6" draw:layer="layout" svg:x1="15.4cm" svg:y1="7.7cm" svg:x2="15.4cm" svg:y2="8.6cm">
          <text:p/>
        </draw:line>
        <draw:line draw:style-name="gr9" draw:text-style-name="P6" draw:layer="layout" svg:x1="17cm" svg:y1="8.3cm" svg:x2="16.2cm" svg:y2="9.3cm">
          <text:p/>
        </draw:line>
        <draw:custom-shape draw:style-name="gr22" draw:text-style-name="P1" draw:layer="layout" svg:width="1.8cm" svg:height="1.2cm" svg:x="3.7cm" svg:y="5.8cm">
          <text:p text:style-name="P1">教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cm" svg:height="1.1cm" svg:x="4.3cm" svg:y="1.3cm">
          <text:p text:style-name="P1">工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cm" svg:height="1.2cm" svg:x="4.3cm" svg:y="2.8cm">
          <text:p text:style-name="P1">姓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1cm" svg:height="1.1cm" svg:x="11.6cm" svg:y="1.2cm">
          <text:p text:style-name="P1">性别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2cm" svg:height="1.1cm" svg:x="11.6cm" svg:y="3cm">
          <text:p text:style-name="P1">职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3cm" svg:y1="1.9cm" svg:x2="8.4cm" svg:y2="2.6cm">
          <text:p/>
        </draw:line>
        <draw:line draw:style-name="gr9" draw:text-style-name="P6" draw:layer="layout" svg:x1="6.2cm" svg:y1="3.5cm" svg:x2="8.3cm" svg:y2="3.4cm">
          <text:p/>
        </draw:line>
        <draw:line draw:style-name="gr9" draw:text-style-name="P6" draw:layer="layout" svg:x1="10.2cm" svg:y1="2.8cm" svg:x2="11.7cm" svg:y2="2cm">
          <text:p/>
        </draw:line>
        <draw:line draw:style-name="gr9" draw:text-style-name="P6" draw:layer="layout" svg:x1="10.3cm" svg:y1="3.2cm" svg:x2="11.7cm" svg:y2="3.4cm">
          <text:p/>
        </draw:line>
        <draw:custom-shape draw:style-name="gr26" draw:text-style-name="P1" draw:layer="layout" svg:width="2.6cm" svg:height="1.4cm" svg:x="24.3cm" svg:y="7.6cm">
          <text:p text:style-name="P1">编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9cm" svg:height="1.3cm" svg:x="24.3cm" svg:y="10.3cm">
          <text:p text:style-name="P1">名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2.9cm" svg:y1="9.5cm" svg:x2="24.3cm" svg:y2="8.5cm">
          <text:p/>
        </draw:line>
        <draw:line draw:style-name="gr9" draw:text-style-name="P6" draw:layer="layout" svg:x1="22.9cm" svg:y1="10.1cm" svg:x2="24.5cm" svg:y2="10.7cm">
          <text:p/>
        </draw:line>
        <draw:custom-shape draw:style-name="gr28" draw:text-style-name="P1" draw:layer="layout" svg:width="6.3cm" svg:height="3.7cm" svg:x="22.1cm" svg:y="15.9cm">
          <text:p text:style-name="P1">学生选课v0.1</text:p>
          <text:p text:style-name="P1">E-R图</text:p>
          <text:p text:style-name="P1"/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1.5cm" svg:height="0.971cm" svg:x="8.6cm" svg:y="4.329cm">
          <draw:text-box>
            <text:p><text:s/>m</text:p>
          </draw:text-box>
        </draw:frame>
        <draw:frame draw:style-name="gr29" draw:text-style-name="P4" draw:layer="layout" svg:width="1.5cm" svg:height="0.971cm" svg:x="8.6cm" svg:y="4.33cm">
          <draw:text-box>
            <text:p><text:s/>m</text:p>
          </draw:text-box>
        </draw:frame>
        <draw:frame draw:style-name="gr29" draw:text-style-name="P4" draw:layer="layout" svg:width="1.5cm" svg:height="0.971cm" svg:x="8.6cm" svg:y="4.33cm">
          <draw:text-box>
            <text:p><text:s/>m</text:p>
          </draw:text-box>
        </draw:frame>
        <draw:frame draw:style-name="gr30" draw:text-style-name="P7" draw:layer="layout" svg:width="0.9cm" svg:height="0.962cm" svg:x="8.8cm" svg:y="8cm">
          <draw:text-box>
            <text:p>n</text:p>
          </draw:text-box>
        </draw:frame>
        <draw:frame draw:style-name="gr30" draw:text-style-name="P7" draw:layer="layout" svg:width="1cm" svg:height="0.962cm" svg:x="11.6cm" svg:y="9.2cm">
          <draw:text-box>
            <text:p>m</text:p>
          </draw:text-box>
        </draw:frame>
        <draw:frame draw:style-name="gr31" draw:text-style-name="P7" draw:layer="layout" svg:width="0.9cm" svg:height="0.962cm" svg:x="8.8cm" svg:y="10.7cm">
          <draw:text-box draw:corner-radius="0.2cm">
            <text:p>n</text:p>
          </draw:text-box>
        </draw:frame>
        <draw:frame draw:style-name="gr30" draw:text-style-name="P7" draw:layer="layout" svg:width="0.9cm" svg:height="0.962cm" svg:x="8.7cm" svg:y="14.538cm">
          <draw:text-box>
            <text:p>m</text:p>
          </draw:text-box>
        </draw:frame>
        <draw:line draw:style-name="gr9" draw:text-style-name="P6" draw:layer="layout" svg:x1="5.3cm" svg:y1="6.7cm" svg:x2="8.3cm" svg:y2="8.9cm">
          <text:p/>
        </draw:line>
      </draw:page>
      <draw:page draw:name="page2" draw:style-name="dp1" draw:master-page-name="默认">
        <draw:frame draw:style-name="standard" draw:layer="layout" svg:width="4.899cm" svg:height="2.915cm" svg:x="12.225cm" svg:y="8.9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course</text:p>
              </table:table-cell>
              <table:covered-table-cell/>
            </table:table-row>
            <table:table-row table:style-name="ro1" table:default-cell-style-name="gray2">
              <table:table-cell>
                <text:p>PK</text:p>
              </table:table-cell>
              <table:table-cell>
                <text:p>cno</text:p>
              </table:table-cell>
            </table:table-row>
            <table:table-row table:style-name="ro1" table:default-cell-style-name="gray1">
              <table:table-cell/>
              <table:table-cell>
                <text:p>c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98cm" svg:height="4.998cm" svg:x="22.903cm" svg:y="2.0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teacher</text:p>
              </table:table-cell>
              <table:covered-table-cell/>
            </table:table-row>
            <table:table-row table:style-name="ro2" table:default-cell-style-name="gray2">
              <table:table-cell>
                <text:p>PK</text:p>
              </table:table-cell>
              <table:table-cell>
                <text:p>tno</text:p>
              </table:table-cell>
            </table:table-row>
            <table:table-row table:style-name="ro2" table:default-cell-style-name="gray1">
              <table:table-cell table:number-rows-spanned="3"/>
              <table:table-cell>
                <text:p>tname</text:p>
              </table:table-cell>
            </table:table-row>
            <table:table-row table:style-name="ro2" table:default-cell-style-name="gray2">
              <table:covered-table-cell/>
              <table:table-cell>
                <text:p>tgender</text:p>
              </table:table-cell>
            </table:table-row>
            <table:table-row table:style-name="ro3" table:default-cell-style-name="gray1">
              <table:covered-table-cell/>
              <table:table-cell>
                <text:p>jobTitl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24cm" svg:height="3.655cm" svg:x="1.475cm" svg:y="1.26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gray3">
              <table:table-cell table:number-columns-spanned="2">
                <text:p>department</text:p>
              </table:table-cell>
              <table:covered-table-cell/>
            </table:table-row>
            <table:table-row table:style-name="ro4" table:default-cell-style-name="gray2">
              <table:table-cell>
                <text:p>PK</text:p>
              </table:table-cell>
              <table:table-cell>
                <text:p>dno</text:p>
              </table:table-cell>
            </table:table-row>
            <table:table-row table:style-name="ro5" table:default-cell-style-name="gray1">
              <table:table-cell/>
              <table:table-cell>
                <text:p>d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2" draw:text-style-name="P7" draw:layer="layout" svg:width="0.3cm" svg:height="1.466cm" svg:x="15.1cm" svg:y="8.5cm">
          <draw:text-box>
            <text:p/>
          </draw:text-box>
        </draw:frame>
        <draw:frame draw:style-name="standard" draw:layer="layout" svg:width="4.773cm" svg:height="4.529cm" svg:x="1.365cm" svg:y="14.88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gray3">
              <table:table-cell table:number-columns-spanned="2">
                <text:p>student</text:p>
              </table:table-cell>
              <table:covered-table-cell/>
            </table:table-row>
            <table:table-row table:style-name="ro6" table:default-cell-style-name="gray2">
              <table:table-cell>
                <text:p>PK</text:p>
              </table:table-cell>
              <table:table-cell>
                <text:p>sno</text:p>
              </table:table-cell>
            </table:table-row>
            <table:table-row table:style-name="ro6" table:default-cell-style-name="gray1">
              <table:table-cell table:number-rows-spanned="2"/>
              <table:table-cell>
                <text:p>sname</text:p>
              </table:table-cell>
            </table:table-row>
            <table:table-row table:style-name="ro6" table:default-cell-style-name="gray2">
              <table:covered-table-cell/>
              <table:table-cell>
                <text:p>sgender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9" draw:text-style-name="P6" draw:layer="layout" svg:x1="2.5cm" svg:y1="4.9cm" svg:x2="2.5cm" svg:y2="10.6cm">
          <text:p/>
        </draw:line>
        <draw:line draw:style-name="gr9" draw:text-style-name="P6" draw:layer="layout" svg:x1="2.5cm" svg:y1="10.6cm" svg:x2="12.2cm" svg:y2="10.7cm">
          <text:p/>
        </draw:line>
        <draw:line draw:style-name="gr9" draw:text-style-name="P6" draw:layer="layout" svg:x1="6cm" svg:y1="18cm" svg:x2="16.2cm" svg:y2="18.1cm">
          <text:p/>
        </draw:line>
        <draw:line draw:style-name="gr9" draw:text-style-name="P6" draw:layer="layout" svg:x1="16.2cm" svg:y1="11.9cm" svg:x2="16.2cm" svg:y2="18.1cm">
          <text:p/>
        </draw:line>
        <draw:line draw:style-name="gr9" draw:text-style-name="P6" draw:layer="layout" svg:x1="17.1cm" svg:y1="11.4cm" svg:x2="26.1cm" svg:y2="11.4cm">
          <text:p/>
        </draw:line>
        <draw:line draw:style-name="gr9" draw:text-style-name="P6" draw:layer="layout" svg:x1="26.2cm" svg:y1="7.1cm" svg:x2="26.1cm" svg:y2="11.6cm">
          <text:p/>
        </draw:line>
        <draw:frame draw:style-name="standard" draw:layer="layout" svg:width="5.729cm" svg:height="7.565cm" svg:x="5.898cm" svg:y="3.01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gray3">
              <table:table-cell table:number-columns-spanned="2">
                <text:p>teachplan</text:p>
              </table:table-cell>
              <table:covered-table-cell/>
            </table:table-row>
            <table:table-row table:style-name="ro7" table:default-cell-style-name="gray2">
              <table:table-cell>
                <text:p>FPK</text:p>
              </table:table-cell>
              <table:table-cell>
                <text:p>Course.sno</text:p>
              </table:table-cell>
            </table:table-row>
            <table:table-row table:style-name="ro7" table:default-cell-style-name="gray1">
              <table:table-cell>
                <text:p>FPK</text:p>
              </table:table-cell>
              <table:table-cell>
                <text:p>Depatment.dno</text:p>
              </table:table-cell>
            </table:table-row>
            <table:table-row table:style-name="ro7" table:default-cell-style-name="gray2">
              <table:table-cell table:number-rows-spanned="3"/>
              <table:table-cell>
                <text:p>credit</text:p>
              </table:table-cell>
            </table:table-row>
            <table:table-row table:style-name="ro7" table:default-cell-style-name="gray1">
              <table:covered-table-cell/>
              <table:table-cell>
                <text:p>teach_date</text:p>
              </table:table-cell>
            </table:table-row>
            <table:table-row table:style-name="ro7" table:default-cell-style-name="gray2">
              <table:covered-table-cell/>
              <table:table-cell>
                <text:p>evaluation_metho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583cm" svg:height="6.228cm" svg:x="17.758cm" svg:y="4.94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8" table:default-cell-style-name="gray3">
              <table:table-cell table:number-columns-spanned="2">
                <text:p>teaching</text:p>
              </table:table-cell>
              <table:covered-table-cell/>
            </table:table-row>
            <table:table-row table:style-name="ro8" table:default-cell-style-name="gray2">
              <table:table-cell>
                <text:p>FPK</text:p>
              </table:table-cell>
              <table:table-cell>
                <text:p>Teacher.tno</text:p>
              </table:table-cell>
            </table:table-row>
            <table:table-row table:style-name="ro8" table:default-cell-style-name="gray1">
              <table:table-cell>
                <text:p>FPK</text:p>
              </table:table-cell>
              <table:table-cell>
                <text:p>Course.cno</text:p>
              </table:table-cell>
            </table:table-row>
            <table:table-row table:style-name="ro8" table:default-cell-style-name="gray2">
              <table:table-cell/>
              <table:table-cell>
                <text:p>textbook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082cm" svg:height="5.719cm" svg:x="6.681cm" svg:y="12.078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9" table:default-cell-style-name="gray3">
              <table:table-cell table:number-columns-spanned="2">
                <text:p>consequence</text:p>
              </table:table-cell>
              <table:covered-table-cell/>
            </table:table-row>
            <table:table-row table:style-name="ro9" table:default-cell-style-name="gray2">
              <table:table-cell>
                <text:p>FPK</text:p>
              </table:table-cell>
              <table:table-cell>
                <text:p>Course.cno</text:p>
              </table:table-cell>
            </table:table-row>
            <table:table-row table:style-name="ro9" table:default-cell-style-name="gray1">
              <table:table-cell>
                <text:p>FPK</text:p>
              </table:table-cell>
              <table:table-cell>
                <text:p>Student.sno</text:p>
              </table:table-cell>
            </table:table-row>
            <table:table-row table:style-name="ro9" table:default-cell-style-name="gray2">
              <table:table-cell table:number-rows-spanned="2"/>
              <table:table-cell>
                <text:p>score</text:p>
              </table:table-cell>
            </table:table-row>
            <table:table-row table:style-name="ro1" table:default-cell-style-name="gray1">
              <table:covered-table-cell/>
              <table:table-cell>
                <text:p>gain_date</text:p>
              </table:table-cell>
            </table:table-row>
          </table:table>
          <draw:image xlink:href="Pictures/TablePreview7.svm" xlink:type="simple" xlink:show="embed" xlink:actuate="onLoad"/>
        </draw:frame>
      </draw:page>
      <draw:page draw:name="page3" draw:style-name="dp1" draw:master-page-name="默认">
        <draw:frame draw:style-name="standard" draw:layer="layout" svg:width="7.656cm" svg:height="6.261cm" svg:x="11.254cm" svg:y="9.429cm">
          <table:table table:template-name="default" table:use-first-row-styles="true" table:use-banding-rows-styles="true">
            <table:table-column table:style-name="co15"/>
            <table:table-row table:style-name="ro8">
              <table:table-cell table:style-name="gray3">
                <text:p>课程</text:p>
              </table:table-cell>
            </table:table-row>
            <table:table-row table:style-name="ro10">
              <table:table-cell table:style-name="gray2">
                <text:p>课程编号cno：char</text:p>
                <text:p>课程名称cname：char</text:p>
                <text:p>教材textBook：char</text:p>
              </table:table-cell>
            </table:table-row>
            <table:table-row table:style-name="ro11">
              <table:table-cell table:style-name="gray1">
                <text:p>gradeCourse：many to many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582cm" svg:height="4.458cm" svg:x="1.119cm" svg:y="1.188cm">
          <table:table table:template-name="default" table:use-first-row-styles="true" table:use-banding-rows-styles="true">
            <table:table-column table:style-name="co16"/>
            <table:table-row table:style-name="ro8">
              <table:table-cell table:style-name="gray3">
                <text:p>班级</text:p>
              </table:table-cell>
            </table:table-row>
            <table:table-row table:style-name="ro12">
              <table:table-cell table:style-name="gray2">
                <text:p>班级编号gno：char</text:p>
                <text:p>班级名称gname：char</text:p>
              </table:table-cell>
            </table:table-row>
            <table:table-row table:style-name="ro8">
              <table:table-cell table:style-name="gray1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404cm" svg:height="6.296cm" svg:x="1.092cm" svg:y="5.798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gray3">
                <text:p>教学计划</text:p>
              </table:table-cell>
            </table:table-row>
            <table:table-row table:style-name="ro14">
              <table:table-cell table:style-name="gray2">
                <text:p>学分credit：float</text:p>
                <text:p>开课日期teach_date:date</text:p>
                <text:p>考核方式checktype：char</text:p>
              </table:table-cell>
            </table:table-row>
            <table:table-row table:style-name="ro15">
              <table:table-cell table:style-name="gray1">
                <text:p>课程course：foreignkey</text:p>
                <text:p><text:span text:style-name="T1">班级</text:span><text:span text:style-name="T1">grade</text:span><text:span text:style-name="T1">：</text:span>foreignkey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482cm" svg:height="7.247cm" svg:x="2.144cm" svg:y="12.645cm">
          <table:table table:template-name="default" table:use-first-row-styles="true" table:use-banding-rows-styles="true">
            <table:table-column table:style-name="co18"/>
            <table:table-row table:style-name="ro16">
              <table:table-cell table:style-name="gray3">
                <text:p>教师</text:p>
              </table:table-cell>
            </table:table-row>
            <table:table-row table:style-name="ro17">
              <table:table-cell table:style-name="gray2">
                <text:p>工号tno：char</text:p>
                <text:p>姓名tname：char</text:p>
                <text:p>性别gender：char</text:p>
                <text:p>职称jobTitle：char</text:p>
              </table:table-cell>
            </table:table-row>
            <table:table-row table:style-name="ro18">
              <table:table-cell table:style-name="gray1">
                <text:p>teachCourse：many to many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114cm" svg:height="6.088cm" svg:x="21.104cm" svg:y="1.728cm">
          <table:table table:template-name="default" table:use-first-row-styles="true" table:use-banding-rows-styles="true">
            <table:table-column table:style-name="co19"/>
            <table:table-row table:style-name="ro8">
              <table:table-cell table:style-name="gray3">
                <text:p>学生</text:p>
              </table:table-cell>
            </table:table-row>
            <table:table-row table:style-name="ro10">
              <table:table-cell table:style-name="gray2">
                <text:p>学号sno：char</text:p>
                <text:p>姓名sname：char</text:p>
                <text:p>性别gender：char</text:p>
              </table:table-cell>
            </table:table-row>
            <table:table-row table:style-name="ro19">
              <table:table-cell table:style-name="gray1">
                <text:p>studentCourse：many to many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945cm" svg:height="5.377cm" svg:x="20.35cm" svg:y="9.826cm">
          <table:table table:template-name="default" table:use-first-row-styles="true" table:use-banding-rows-styles="true">
            <table:table-column table:style-name="co20"/>
            <table:table-row table:style-name="ro20">
              <table:table-cell table:style-name="gray3">
                <text:p>成就</text:p>
              </table:table-cell>
            </table:table-row>
            <table:table-row table:style-name="ro12">
              <table:table-cell table:style-name="gray2">
                <text:p>分数score：float</text:p>
                <text:p>结课日期：gain_date</text:p>
              </table:table-cell>
            </table:table-row>
            <table:table-row table:style-name="ro21">
              <table:table-cell table:style-name="gray1">
                <text:p>课程course：foreignkey</text:p>
                <text:p><text:span text:style-name="T1">学生</text:span><text:span text:style-name="T1">student</text:span><text:span text:style-name="T1">：</text:span>foreignkey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9" draw:text-style-name="P6" draw:layer="layout" svg:x1="8.7cm" svg:y1="17.5cm" svg:x2="14.2cm" svg:y2="17.5cm">
          <text:p/>
        </draw:line>
        <draw:line draw:style-name="gr9" draw:text-style-name="P6" draw:layer="layout" svg:x1="14.2cm" svg:y1="15.7cm" svg:x2="14.2cm" svg:y2="17.5cm">
          <text:p/>
        </draw:line>
        <draw:line draw:style-name="gr9" draw:text-style-name="P6" draw:layer="layout" svg:x1="9.5cm" svg:y1="11cm" svg:x2="11.3cm" svg:y2="11cm">
          <text:p/>
        </draw:line>
        <draw:line draw:style-name="gr9" draw:text-style-name="P6" draw:layer="layout" svg:x1="4.6cm" svg:y1="5.3cm" svg:x2="4.6cm" svg:y2="5.9cm">
          <text:p/>
        </draw:line>
        <draw:line draw:style-name="gr9" draw:text-style-name="P6" draw:layer="layout" svg:x1="18.9cm" svg:y1="13cm" svg:x2="20.4cm" svg:y2="13cm">
          <text:p/>
        </draw:line>
        <draw:line draw:style-name="gr9" draw:text-style-name="P6" draw:layer="layout" svg:x1="23.7cm" svg:y1="7.8cm" svg:x2="23.7cm" svg:y2="9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2a6099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CJK SC" style:font-family-complex="'Noto Sans CJK S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21:07:19.011455774</meta:creation-date>
    <dc:date>2020-08-24T22:54:37.137674027</dc:date>
    <meta:editing-duration>PT10M33S</meta:editing-duration>
    <meta:editing-cycles>2</meta:editing-cycles>
    <meta:generator>LibreOffice/6.4.4.2$Linux_X86_64 LibreOffice_project/40$Build-2</meta:generator>
    <meta:document-statistic meta:object-count="82"/>
  </office:meta>
</office:document-meta>
</file>